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Geneva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Aharoni" fo:font-size="12pt" fo:letter-spacing="normal" fo:font-style="normal" fo:font-weight="normal" officeooo:rsid="001e1450" officeooo:paragraph-rsid="001e145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rsid="001e1450" officeooo:paragraph-rsid="001e145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paragraph-rsid="001e145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rsid="0020417d" officeooo:paragraph-rsid="001e145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style:font-name="Aharoni" fo:font-size="12pt" fo:font-weight="normal" officeooo:rsid="001e1450" officeooo:paragraph-rsid="001e14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Aharoni" fo:font-size="12pt" fo:letter-spacing="normal" fo:font-style="normal" fo:font-weight="normal" officeooo:rsid="0020417d" officeooo:paragraph-rsid="001e145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officeooo:rsid="001e1450"/>
    </style:style>
    <style:style style:name="T2" style:family="text">
      <style:text-properties fo:font-variant="normal" fo:text-transform="none" fo:letter-spacing="normal" fo:font-style="normal" officeooo:rsid="001fec60"/>
    </style:style>
    <style:style style:name="T3" style:family="text">
      <style:text-properties fo:font-variant="normal" fo:text-transform="none" fo:letter-spacing="normal" fo:font-style="normal" officeooo:rsid="0020417d"/>
    </style:style>
    <style:style style:name="T4" style:family="text">
      <style:text-properties officeooo:rsid="0020417d"/>
    </style:style>
    <style:style style:name="T5" style:family="text">
      <style:text-properties officeooo:rsid="00208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5">Alunas: Rosana,Camila,Paula e Fernanda</text:span> <text:s text:c="2"/></text:p>
      <text:p text:style-name="P2"/>
      <text:p text:style-name="P2"><text:s text:c="33"/><text:span text:style-name="T4">Revolução encantada de Pernambuco</text:span></text:p>
      <text:p text:style-name="P4"><text:s text:c="46"/>com elfos <text:s/>e fadas.</text:p>
      <text:p text:style-name="P2"/>
      <text:p text:style-name="P2"/>
      <text:p text:style-name="P2">Em<text:span text:style-name="T4"> 1817</text:span>, O reino encantado de Pernambuco estava infestado de <text:s/>elfos que queriam dominar o reino pernambucano, então as fadas não sabiam o que fazer, elas tentaram de tudo, tentaram usar seus poderes, mas os elfos estavam se alastrando mais ainda, até que um dia, a fada rainha chegou ao reino se auto-anunciando ser caçadora de elfos. </text:p>
      <text:p text:style-name="P2"/>
      <text:p text:style-name="P2">A rainha das fadas anunciou que fariam uma revolução usando os poderes de todas as fadas para batalhar contra os elfos, pois já não aguentavam mais <text:s/>a insatisfação do seu povo com a chegada da corte elfa desde 1808.Os elfos já tinham grande quantidade de cargos públicos, O elfo João VI havia criado impostos e tributos desde a chegada dos elfos.</text:p>
      <text:p text:style-name="P2"/>
      <text:p text:style-name="P2">O feitiço social pernambucano tinha como objetivo principal a conquista da independência do seu reino em relação aos elfos.</text:p>
      <text:p text:style-name="P2"/>
      <text:p text:style-name="P1">Ao saber da organização da revolta, a rainha de Pernambuco <text:span text:style-name="T4">jogou um feitiço </text:span><text:s/><text:span text:style-name="T4">de sapo sobre os </text:span>envolvidos. Porém, as fadas pernambucanas resistiram aos elfos.</text:p>
      <text:p text:style-name="P1"/>
      <text:p text:style-name="P1">Após dominar a cidade encantada <text:s/>de Recife, os elfos implantaram um governo provisório. Para conquistar o apoio popular, o governo provisório abaixou impostos <text:span text:style-name="T4">de poderes e aumentou o poder de cada uma das fadas.</text:span></text:p>
      <text:p text:style-name="P6"/>
      <text:p text:style-name="P1">Os rebeldes enviaram emissários para outras províncias do norte e nordeste para derrubar a grande magia <text:s/>e ampliar a revolução. Porém, sem apoio de todas as fadas, estes movimentos não avançaram, pois, precisava de todos os poderes unidos.</text:p>
      <text:p text:style-name="P1"/>
      <text:p text:style-name="P3"><text:span text:style-name="T1">Preocupado com a possibilidade de ampliação da revolta para outras províncias </text:span><text:span text:style-name="T2">encantadas</text:span><text:span text:style-name="T1">, </text:span><text:span text:style-name="T2">o elfo </text:span><text:span text:style-name="T1">João VI organizou uma forte repressão militar contra </text:span><text:span text:style-name="T2">as fadas</text:span><text:span text:style-name="T1"> de Pernambuco. As tropas oficiais cercaram </text:span><text:span text:style-name="T2">a cidade encantada de </text:span><text:span text:style-name="T1">Recife. O</text:span><text:span text:style-name="T3">s</text:span><text:span text:style-name="T1"> </text:span><text:span text:style-name="T3">feitiços </text:span><text:span text:style-name="T1">duraram 75 dias, resultando na derrota d</text:span><text:span text:style-name="T3">os elf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erdana" svg:font-family="Verdana, Geneva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4:42:34.68</meta:creation-date>
    <dc:date>2013-09-12T16:12:15.04</dc:date>
    <meta:editing-duration>PT2M30S</meta:editing-duration>
    <meta:editing-cycles>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0" meta:word-count="291" meta:character-count="1876" meta:non-whitespace-character-count="1506"/>
  </office:meta>
</office:document-meta>
</file>